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start"/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0">
      <style:graphic-properties fo:background-color="#dddddd"/>
    </style:style>
    <style:style style:name="gr4" style:family="graphic">
      <style:graphic-properties fo:background-color="#dddddd"/>
    </style:style>
    <number:number-style style:name="C0" number:language="en" number:country="US">
      <number:number number:min-integer-digits="1"/>
    </number:number-style>
    <style:style style:name="ctrl1" style:family="paragraph" style:data-style-name="C0"/>
  </office:automatic-styles>
  <office:body>
    <office:text>
      <office:forms form:automatic-focus="false" form:apply-design-mode="false">
        <form:form form:name="MainForm" form:command="daft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Kode" form:control-implementation="ooo:FormattedField" form:label="Kode" form:text-style-name="ctrl1">
              <form:formatted-text xml:id="control2" form:id="control2" form:data-field="Kod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0"/>
                  <form:property form:property-name="Width" office:value-type="float" office:value="0"/>
                </form:properties>
              </form:formatted-text>
            </form:column>
            <form:column form:name="Nama Barang" form:control-implementation="ooo:TextField" form:label="Nama Barang">
              <form:text xml:id="control3" form:id="control3" form:data-field="Nama Barang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Harga Beli" form:control-implementation="ooo:FormattedField" form:label="Harga Beli" form:text-style-name="ctrl1">
              <form:formatted-text xml:id="control4" form:id="control4" form:data-field="Harga Beli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17000"/>
                  <form:property form:property-name="Width" office:value-type="float" office:value="0"/>
                </form:properties>
              </form:formatted-text>
            </form:column>
            <form:column form:name="Harga Jual" form:control-implementation="ooo:FormattedField" form:label="Harga Jual" form:text-style-name="ctrl1">
              <form:formatted-text xml:id="control5" form:id="control5" form:data-field="Harga Jual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21000"/>
                  <form:property form:property-name="Width" office:value-type="float" office:value="0"/>
                </form:properties>
              </form:formatted-text>
            </form:column>
            <form:column form:name="Jumlah" form:control-implementation="ooo:FormattedField" form:label="Jumlah" form:text-style-name="ctrl1">
              <form:formatted-text xml:id="control6" form:id="control6" form:data-field="Jumlah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3"/>
                  <form:property form:property-name="Width" office:value-type="float" office:value="0"/>
                </form:properties>
              </form:formatted-text>
            </form:column>
          </form:grid>
          <form:form form:name="SubForm" form:command="daftar" form:apply-filter="true" form:command-type="table" form:control-implementation="ooo:com.sun.star.form.component.Form" office:target-frame="" xlink:href="" xlink:type="simple" form:master-fields="&quot;Kode&quot;" form:detail-fields="&quot;Kode&quot;">
            <form:properties>
              <form:property form:property-name="PropertyChangeNotificationEnabled" office:value-type="boolean" office:boolean-value="true"/>
            </form:properties>
            <form:fixed-text form:name="lblKode" form:control-implementation="ooo:com.sun.star.form.component.FixedText" xml:id="control7" form:id="control7" form:label="Kode" form:for="control8"/>
            <form:formatted-text form:name="fmtKode" form:control-implementation="ooo:com.sun.star.form.component.FormattedField" xml:id="control8" form:id="control8" form:data-field="Kode" form:convert-empty-to-null="true" form:min-value="-2147483648" form:max-value="214748364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2"/>
              </form:properties>
            </form:formatted-text>
            <form:fixed-text form:name="lblNama Barang" form:control-implementation="ooo:com.sun.star.form.component.FixedText" xml:id="control9" form:id="control9" form:label="Nama Barang" form:for="control10"/>
            <form:text form:name="txtNama Barang" form:control-implementation="ooo:com.sun.star.form.component.TextField" xml:id="control10" form:id="control10" form:data-field="Nama Barang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blHarga Beli" form:control-implementation="ooo:com.sun.star.form.component.FixedText" xml:id="control11" form:id="control11" form:label="Harga Beli" form:for="control12"/>
            <form:formatted-text form:name="fmtHarga Beli" form:control-implementation="ooo:com.sun.star.form.component.FormattedField" xml:id="control12" form:id="control12" form:data-field="Harga Bel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17000"/>
              </form:properties>
            </form:formatted-text>
            <form:fixed-text form:name="lblHarga Jual" form:control-implementation="ooo:com.sun.star.form.component.FixedText" xml:id="control13" form:id="control13" form:label="Harga Jual" form:for="control14"/>
            <form:formatted-text form:name="fmtHarga Jual" form:control-implementation="ooo:com.sun.star.form.component.FormattedField" xml:id="control14" form:id="control14" form:data-field="Harga Jua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21000"/>
              </form:properties>
            </form:formatted-text>
            <form:fixed-text form:name="lblJumlah" form:control-implementation="ooo:com.sun.star.form.component.FixedText" xml:id="control15" form:id="control15" form:label="Jumlah" form:for="control16"/>
            <form:formatted-text form:name="fmtJumlah" form:control-implementation="ooo:com.sun.star.form.component.FormattedField" xml:id="control16" form:id="control16" form:data-field="Jumlah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3"/>
              </form:properties>
            </form:formatted-text>
          </form:form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8.013in" svg:height="1.9752in" svg:x="0.3937in" svg:y="0.3937in" draw:control="control1"/><draw:g text:anchor-type="paragraph" draw:z-index="1" draw:style-name="gr2"><draw:control draw:text-style-name="P2" svg:width="0.3894in" svg:height="0.1748in" svg:x="0.3937in" svg:y="3.1563in" draw:control="control7"/><draw:control draw:style-name="gr3" draw:text-style-name="P2" svg:width="0.7752in" svg:height="0.2976in" svg:x="0.3937in" svg:y="3.3307in" draw:control="control8"/></draw:g><draw:g text:anchor-type="paragraph" draw:z-index="2" draw:style-name="gr2"><draw:control draw:text-style-name="P2" svg:width="0.8496in" svg:height="0.1748in" svg:x="0.3937in" svg:y="3.7063in" draw:control="control9"/><draw:control draw:style-name="gr4" draw:text-style-name="P3" svg:width="2.9551in" svg:height="0.2976in" svg:x="0.3937in" svg:y="3.8807in" draw:control="control10"/></draw:g><draw:g text:anchor-type="paragraph" draw:z-index="3" draw:style-name="gr2"><draw:control draw:text-style-name="P2" svg:width="0.6657in" svg:height="0.1748in" svg:x="3.4665in" svg:y="3.1563in" draw:control="control11"/><draw:control draw:style-name="gr3" draw:text-style-name="P2" svg:width="0.4685in" svg:height="0.2976in" svg:x="3.4665in" svg:y="3.3307in" draw:control="control12"/></draw:g><draw:g text:anchor-type="paragraph" draw:z-index="4" draw:style-name="gr2"><draw:control draw:text-style-name="P2" svg:width="0.676in" svg:height="0.1748in" svg:x="3.4665in" svg:y="3.7063in" draw:control="control13"/><draw:control draw:style-name="gr3" draw:text-style-name="P2" svg:width="0.4685in" svg:height="0.2976in" svg:x="3.4665in" svg:y="3.8807in" draw:control="control14"/></draw:g><draw:g text:anchor-type="paragraph" draw:z-index="5" draw:style-name="gr2"><draw:control draw:text-style-name="P2" svg:width="0.5016in" svg:height="0.1748in" svg:x="4.2602in" svg:y="3.1563in" draw:control="control15"/><draw:control draw:style-name="gr3" draw:text-style-name="P2" svg:width="0.4685in" svg:height="0.2976in" svg:x="4.2602in" svg:y="3.3307in" draw:control="control16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fo:background-color="#ffcc99" style:writing-mode="lr-tb" draw:fill="solid" draw:fill-color="#ffcc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2.3.3$Windows_x86 LibreOffice_project/d54a8868f08a7b39642414cf2c8ef2f228f780cf</meta:generator>
  </office:meta>
</office:document-meta>
</file>